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0pt" fo:language="de" fo:country="DE" style:font-size-asian="10pt" style:font-size-complex="10pt"/>
    </style:style>
    <style:style style:name="P3" style:family="paragraph" style:parent-style-name="Standard">
      <style:text-properties style:font-name="Courier New" fo:font-size="10pt" fo:language="de" fo:country="DE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fo:language="de" fo:country="DE" style:font-size-asian="10pt" style:font-size-complex="10pt"/>
    </style:style>
    <style:style style:name="P5" style:family="paragraph" style:parent-style-name="Standard">
      <style:text-properties fo:color="#ff6600" style:font-name="Courier New" fo:font-size="10pt" fo:language="de" fo:country="D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ff6600"/>
    </style:style>
    <style:style style:name="T5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Philipp Lambracht</text:p>
      <text:p text:style-name="P1"/>
      <text:p text:style-name="P1">Gruppennummer: 5C</text:p>
      <text:p text:style-name="P1"/>
      <text:p text:style-name="P1">Thema: Business Process Modeling</text:p>
      <text:p text:style-name="Standard"/>
      <text:p text:style-name="Standard"/>
      <text:p text:style-name="P2"/>
      <text:p text:style-name="P2"><text:span text:style-name="T1">Georgakopoulos, D., Hornick, M., &amp; Sheth, A. (1995). An overview of workflow management: From process modeling to workflow automation infrastructure. </text:span><text:span text:style-name="T2">Distributed and Parallel Databases</text:span><text:span text:style-name="T1">, </text:span><text:span text:style-name="T2">3</text:span><text:span text:style-name="T1">(2), 119-153. Kluwer Academic Publishers</text:span> </text:p>
      <text:p text:style-name="P2"/>
      <text:p text:style-name="P2">Dieser Artikel bietet einen Überblick über Workflowmanagement. <text:span text:style-name="T4">Es werden Grundbegriffe zum Thema Workflowmanagement definiert/Es werden Definitionen von Grundbegriffen zum Thema Workflowmanagement geliefert</text:span>. Hier<text:span text:style-name="T4">zu</text:span> werden Defintionen aus Fachpresse, sowie eigene Definitionen herangezogen. Auch werden Workflowtechnologien, deren Methodologien <text:span text:style-name="T4">(würde Methoden nehmen, Methodologie definiert wenn ich's recht verstanden habe Methodendefinitionen, also meta-Methoden)</text:span> sowie Softwarebeispiele für <text:s/>Workflowmanagementsysteme aufgeführt.</text:p>
      <text:p text:style-name="P2">In erster Linie ist dieser Artikel auf Businessprozesse fokussiert. Die Autoren verwenden bei ihren Themen anschauliche Beispiele. Die diskutierten Technologien <text:s/>beziehen sich auf Prozessspezifikation und daraus <text:span text:style-name="T4">generierte</text:span> Workflow-implementation <text:span text:style-name="T4">(wenn das kein Eigenname oder englisches Wort (implementation) sein soll, dann Nomen groß nach Bindestrich, sprich Workflow-Implementation)</text:span>. Die Autoren wollen sich nur auf Technologien beschränken, welche <text:s/>Workflowmanagementtechnologien erheblich verbessen. Hierbei werden auch entsprechende Limitierungen, sowie Schwächen der Technologien und deren Software kritisch betrachtet. Als zwei <text:span text:style-name="T4">wichtige</text:span> Technologien, welche mit bestehenden kommerzielle Workflowtechnologien <text:span text:style-name="T4">kombiniert</text:span> werden sollten sind Distributed Object Management (DOM) und Custom transaction Management(CTM) <text:span text:style-name="T4">zu nennen (oder als am anfang weg)</text:span>.</text:p>
      <text:p text:style-name="P2">Dieser Artikel stellt eine gute Grundlage für das Assignment dar, weil <text:span text:style-name="T4">grundlegende</text:span> Begriffe des <text:span text:style-name="T4">Workflowmanagement</text:span> erklärt werden. Auch werden hier <text:span text:style-name="T4">(hier kannst du weglassen)</text:span> sinnvolle Verbesserungsvorschläge<text:span text:style-name="T4">(kein Komma!)</text:span> für die zum Zeitpunkt der Veröffentlichung bestehenden Workflowmanagementsysteme <text:span text:style-name="T4">(kein Komma!)</text:span> geliefert.</text:p>
      <text:p text:style-name="P2">Da dieser Artikel aus dem Jahr 1995 stammt, muss gegebenenfalls berücksichtigt werden, dass die hier <text:span text:style-name="T4">aufgeführten</text:span> Mängel behoben worden sind. Selbst wenn diese Mängel behoben worden sind können diese aber immer noch als Bewertungskriterien für aktuelle Workflowmanagementsysteme herangezogen werden <text:span text:style-name="T4">(? der Satz macht so wenig Sinn)</text:span>.</text:p>
      <text:p text:style-name="P2"/>
      <text:p text:style-name="P2"/>
      <text:p text:style-name="P3"><text:span text:style-name="T4">(würde „zur“ groß schreiben außer bei Eigenname wg. Satzanfang)</text:span> zur Mühlen, M., &amp; Hansmann, H. (2008). Workflowmanagement. In J. Becker, M. Kugler, &amp; M. Rosemann (Eds.), <text:span text:style-name="T3">Prozessmanagement</text:span> (6. Auflage, pp. 373–408). Springer Berlin Heidelberg.</text:p>
      <text:p text:style-name="P2"/>
      <text:p text:style-name="P2">Dieses Kapitel des Buches befasst sich mit Workflowmanagement. Es werden Grundlagen erläutert, Einsatzgebiete aufgezeigt, sowie ein Vorgehensmodell zur Einführung von Workflowmanagementsystemen vorgestellt. Zudem wird über die Nutzenpotenziale <text:span text:style-name="T4">(kein reales Wort)</text:span> durch Workflowmanagementsysteme <text:span text:style-name="T4">diskutiert</text:span> und deren Risiken <text:span text:style-name="T4">(würde diskutiert an das Ende des Satzes stellen)</text:span>. Die Autoren gehen jeweils auch auf die Wurzeln des Workflowmanagement aus den 70er Jahren ein.</text:p>
      <text:p text:style-name="P2">Die Themen sind allgemein und im Stil eines Lehrbuchs gehalten. Im eher <text:span text:style-name="T4">praxisorientierten (zusammen)</text:span> Abschnitt über die Einführung von Workflowmanagementsystemen werden unter anderem Bewertungskriterien für <text:span text:style-name="T4">Nutzenpotenziale</text:span> <text:span text:style-name="T4">(s.o.)</text:span> deren Priorisierung <text:span text:style-name="T4">(da fehlt mindestens das Verb aber wahrscheinlich mehr. Copy-Paste/Restrukturierungs-Fehler?)</text:span>.</text:p>
      <text:p text:style-name="P2">Dieses Kapitel eignet sich hervorragend für die zu erstellende Ausarbeitung, da die Thematik zeitlos gewählt <text:span text:style-name="T4">(würde gewählt streichen)</text:span> ist und somit eine <text:soft-page-break/>optimale Grundlage darstellt.</text:p>
      <text:p text:style-name="P2"/>
      <text:p text:style-name="P2"/>
      <text:p text:style-name="P3">White, S. a. (2004). Introduction to BPMN. <text:span text:style-name="T3">BPTrends</text:span>, 1–11. </text:p>
      <text:p text:style-name="P2"/>
      <text:p text:style-name="P2">Dieser <text:span text:style-name="T4">(Artikel)</text:span> ist eine Einführung in <text:span text:style-name="T4">das (oder weglassen weil Eigenname)</text:span> Business Process Model and Notation Spezifikationssprache. </text:p>
      <text:p text:style-name="P2">Es werden die <text:span text:style-name="T4">grundlegenden</text:span> <text:span text:style-name="T4">(oder Artikel wegl.)</text:span> grafischen Elemente der Diagramme erläutert, sowie verschiedene Anwendungsgebiete <text:span text:style-name="T4">(erneut würde ich das Verb hinter die Aufzählung stellen, sprich erläutert vorne weg nehmen und hier hin setzen)</text:span>, zu denen kollaborative (öffentliche) Business2Business <text:span text:style-name="T4">(Absicht? Fachsprache mit Zahl?)</text:span> Prozesse und interne (private) Business Prozesse zählen. Auch wird der Mehrwert von BPMN herausgestellt.</text:p>
      <text:p text:style-name="P2">Dieser Artikel mag veraltet sein, da <text:span text:style-name="T4">er sich</text:span> auf BPMN v.1.0 bezieht und inzwischen Version 2.0 veröffentlicht worden ist, bietet <text:span text:style-name="T4">(kein </text:span><text:span text:style-name="T5">dieser</text:span><text:span text:style-name="T4">)</text:span> aber einen guten Einstieg in diese Spezifikationssprache.</text:p>
      <text:p text:style-name="P2">Aufgrund dessen wird der Artikel für die Ausarbeitung herangezogen.</text:p>
      <text:p text:style-name="P2"/>
      <text:p text:style-name="P2"/>
      <text:p text:style-name="P2"><text:span text:style-name="T1">Muehlen, M. Z., &amp; Recker, J. (2008). How much language is enough? Theoretical and practical use of the business process modeling notation. </text:span><text:span text:style-name="T2">Advanced information systems engineering - Proceedings 20th International Conference on Advanced Information Systems Engineering</text:span><text:span text:style-name="T1">, 465-479.</text:span> </text:p>
      <text:p text:style-name="P2"/>
      <text:p text:style-name="P2">In diesem Artikel untersuchen die Autoren wie häufig Elemente aus aus der BPMN Spezifikationssprache in Lehre (z.B. Seminare), Praxis (z.B. Beratungsprojekte) und im generellen Gebrauch (hier Internetrecherche) verwendet werden <text:span text:style-name="T4">(würde die ersten beiden Klammern im Akkusativ schreiben, sprich Seminaren, Beratungsprojekten)</text:span>. Hierbei wird ebenfalls untersucht, ob es möglich ist die Komplexität von BPMN zu reduzieren, falls bereitgestellte Elemente der Spezifikation sich als <text:span text:style-name="T4">irrelevant</text:span> herausstellen. </text:p>
      <text:p text:style-name="P2">Die entsprechend gruppierten Diagramme werden entsprechend der verwendeten Elemente statistisch ausgewertet und analysiert.</text:p>
      <text:p text:style-name="P2">Dieser Artikel wurde zunächst von mir ausgewählt um einen Überblick zu bekommen, wie sinnvoll BPMN bisher umgesetzt ist und wo es <text:span text:style-name="T4">ggf.</text:span> noch <text:span text:style-name="T4">Schwächen gibt</text:span>, jedoch waren die angenommen Informationen nicht enthalten. Deshalb wird der Artikel erst einmal nicht in die Ausarbeitung aufgenommen. Die Ergebnisse der im Artikel durchgeführten Untersuchen könnten aber <text:span text:style-name="T4">gegebenfalls </text:span>dazu verwendet werden, um <text:span text:style-name="T4">ein</text:span> eventuelles Ausarbeitungsthema sinnvoll zu kürzen, bzw. zu <text:span text:style-name="T4">fokussieren</text:span>.</text:p>
      <text:p text:style-name="P2"/>
      <text:p text:style-name="P5">Anm.: </text:p>
      <text:p text:style-name="P5">Habe mich auf Rechtschreibung und Grammatik konzentriert und Sprache weitgehend ignoriert. </text:p>
      <text:p text:style-name="P5">Habe auch in den englischen Absätzen Groß- und Kleinschreibung ignoriert, da ich nicht weiß, wieviel davon Eigennamen oder nicht sind.</text:p>
      <text:p text:style-name="P5">Worflow management wird in deinem ersten Abs. (da wo du die erste Quelle zitierts) getrennt geschrieben, überall sonst zusam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9T18:10:38.278000000</meta:creation-date>
    <dc:date>2016-05-19T22:23:45.39</dc:date>
    <meta:editing-duration>PT1H6M35S</meta:editing-duration>
    <meta:editing-cycles>5</meta:editing-cycles>
    <meta:generator>OpenOffice/4.1.2$Win32 OpenOffice.org_project/412m3$Build-9782</meta:generator>
    <dc:creator>Malte Kremer</dc:creator>
    <meta:document-statistic meta:table-count="0" meta:image-count="0" meta:object-count="0" meta:page-count="2" meta:paragraph-count="25" meta:word-count="781" meta:character-count="6225"/>
  </office:meta>
</office:document-meta>
</file>